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Black" fo:font-weight="normal" style:font-weight-asian="normal" style:font-weight-complex="normal"/>
    </style:style>
    <style:style style:name="T1" style:family="text">
      <style:text-properties fo:font-variant="normal" fo:text-transform="none" fo:color="#00c1f1" style:font-name="H5PDroidSans" fo:font-size="15pt"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ntivirus Tools</text:span></text:span> </text:p>
      <text:p text:style-name="P1">Antivirenprogramme stützen sich auf Datenbanken mit Dateisignaturen, Verhaltensanalysen und Dateimusterabgleich. Ihr Nachteil ist, dass Malware sehr einfach zu modifizieren ist, so dass Antivirenprogramme gelegentlich eine Signatur nicht erkennen können. </text:p>
      <text:p text:style-name="P1"/>
      <text:p text:style-name="P1"><text:span text:style-name="Strong_20_Emphasis"><text:span text:style-name="T1">Hashing</text:span></text:span> </text:p>
      <text:p text:style-name="P1">Hashing ist eine häufig verwendete Methode zur Identifizierung von Malware durch Untersuchung der Dateiintegrität. Ein Hashing-Tool generiert eindeutige Hash-Codes für jede einzelne Datei. Die am häufigsten verwendeten Hashfunktionen sind der Message-Digest-Algorithmus 5 (MD5) und der sichere Hashalgorithmus 1 (SHA-1).</text:p>
      <text:p text:style-name="P1"/>
      <text:p text:style-name="P1"><text:span text:style-name="Strong_20_Emphasis"><text:span text:style-name="T1">String Checking</text:span></text:span> </text:p>
      <text:p text:style-name="P1">Zeichenfolgen sind Zeichenfolgen in einem Programm (Buchstaben, Zahlen oder andere). Ein Programm enthält in der Regel eine Zeichenfolge, wenn es Funktionen wie das Drucken einer Nachricht, das Herstellen einer Verbindung mit einer URL oder das Kopieren einer Datei an einen bestimmten Speicherort ausführt. </text:p>
      <text:p text:style-name="P1"/>
      <text:p text:style-name="P1"><text:span text:style-name="Strong_20_Emphasis"><text:span text:style-name="T1">Malware Wrapper Detection</text:span></text:span> </text:p>
      <text:p text:style-name="P1">Einige Malware wird durch Wrapper verschleiert, die dazu führen können, dass Malware-Funktionen und -Zeichenfolgen für statische Analysetools nicht mehr erkennbar sind. </text:p>
      <text:p text:style-name="P1"/>
      <text:p text:style-name="P1">Beim Malware-Wrapping wird eine legitime Datei zusammen mit der Malware eingeschlossen, um die Erkennung zu erschweren. Wenn eine solche Malware in eine legitime Datei "verpackt" ist, wird sie so konfiguriert, dass sie bei ihrer Ausführung sowohl die legitime Datei als auch die Malware extrahiert oder installiert. </text:p>
      <text:p text:style-name="P1"/>
      <text:p text:style-name="P1"><text:span text:style-name="Strong_20_Emphasis"><text:span text:style-name="T1">Malware Wrapper Detection</text:span></text:span> </text:p>
      <text:p text:style-name="P1">Malware-Wrapper können durch die folgenden Schritte aufgespürt werden:<text:line-break/><text:line-break/>Malware-Funktionen - Untersuchen Sie Malware-Funktionen, wie z. B. Importfunktionen. Importfunktionen werden von Programmen verwendet, sind aber in anderen Programmen gespeichert, z. B. in Bibliotheken unter Windows. Der Bibliothekscode kann mit dem Hauptprogramm verbunden werden, indem er gelinkt wird. <text:line-break/>Datei-Header - Datei-Header sind portable ausführbare Programme (PE), die ohne Installation ausgeführt werden können. Sie enthalten normalerweise mehr als nur importierte Funktionen. Der Header einer PE-Datei enthält Header (Metadaten über Dateien), gefolgt von mehreren Abschn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997cm" fo:margin-left="1.032cm" fo:margin-right="1.15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4$Win32 OpenOffice.org_project/4114m1$Build-9811</meta:generator>
    <dc:date>2024-01-10T21:17:01.18</dc:date>
    <dc:creator>kaos sevdalisi</dc:creator>
    <meta:document-statistic meta:table-count="0" meta:image-count="0" meta:object-count="0" meta:page-count="1" meta:paragraph-count="11" meta:word-count="270" meta:character-count="2121"/>
    <meta:user-defined meta:name="Info 1"/>
    <meta:user-defined meta:name="Info 2"/>
    <meta:user-defined meta:name="Info 3"/>
    <meta:user-defined meta:name="Info 4"/>
  </office:meta>
</office:document-meta>
</file>